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6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8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9cm"/>
      <style:paragraph-properties style:writing-mode="lr-tb"/>
    </style:style>
    <style:style style:name="gr1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33cm"/>
      <style:paragraph-properties style:writing-mode="lr-tb"/>
    </style:style>
    <style:style style:name="gr2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16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19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553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80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45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-color="#ffbf00" draw:textarea-horizontal-align="justify" draw:textarea-vertical-align="middle" draw:auto-grow-height="false" fo:min-height="0.308cm" fo:min-width="0.058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marker-start-width="0.252cm" draw:marker-end-width="0.252cm" draw:fill-color="#ffbf00" draw:textarea-horizontal-align="justify" draw:textarea-vertical-align="middle" draw:auto-grow-height="false" fo:min-height="0.326cm" fo:min-width="0.076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4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392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967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839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52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286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286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6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8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161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19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553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806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451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414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392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967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83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52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28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28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02cm" fo:min-width="0.77cm" fo:padding-top="0.151cm" fo:padding-bottom="0.151cm" fo:padding-left="0.276cm" fo:padding-right="0.276cm"/>
      <style:paragraph-properties style:writing-mode="lr-tb"/>
    </style:style>
    <style:style style:name="gr10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108" style:family="graphic" style:parent-style-name="standard">
      <style:graphic-properties svg:stroke-width="0.053cm" draw:marker-start-width="0.279cm" draw:marker-end-width="0.279cm" draw:fill-color="#ffffff" draw:opacity="86%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109" style:family="graphic" style:parent-style-name="standard">
      <style:graphic-properties svg:stroke-width="0.053cm" draw:marker-start-width="0.279cm" draw:marker-end-width="0.279cm" draw:fill-color="#ffffff" draw:opacity="68%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>
      <style:graphic-properties svg:stroke-width="0.053cm" draw:marker-start-width="0.279cm" draw:marker-end-width="0.279cm" draw:fill-color="#dde8cb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11" style:family="graphic" style:parent-style-name="standard">
      <style:graphic-properties svg:stroke-width="0.053cm" draw:marker-start-width="0.279cm" draw:marker-end-width="0.279cm" draw:fill-color="#afd095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12" style:family="graphic" style:parent-style-name="standard">
      <style:graphic-properties svg:stroke-width="0.053cm" draw:marker-start-width="0.279cm" draw:marker-end-width="0.279cm" draw:fill-color="#77bc65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>
      <style:graphic-properties svg:stroke-width="0.053cm" draw:marker-start-width="0.279cm" draw:marker-end-width="0.279cm" draw:fill-color="#3faf46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14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8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860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ff860d" draw:opacity="62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13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14" style:family="paragraph">
      <loext:graphic-properties draw:fill-color="#ffbf00"/>
      <style:paragraph-properties fo:text-align="center"/>
      <style:text-properties fo:color="#000000" loext:opacity="100%" fo:font-size="12pt"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8d1d75" draw:opacity="54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text-align="center" style:writing-mode="lr-tb"/>
      <style:text-properties fo:color="#ff4000" loext:opacity="100%"/>
    </style:style>
    <style:style style:name="P18" style:family="paragraph">
      <loext:graphic-properties draw:fill-color="#ffffff"/>
      <style:paragraph-properties fo:text-align="center" style:writing-mode="lr-tb"/>
      <style:text-properties fo:color="#ff4000" loext:opacity="100%"/>
    </style:style>
    <style:style style:name="P19" style:family="paragraph">
      <style:paragraph-properties fo:text-align="start" style:writing-mode="lr-tb"/>
      <style:text-properties fo:color="#000000" loext:opacity="100%"/>
    </style:style>
    <style:style style:name="P20" style:family="paragraph">
      <loext:graphic-properties draw:fill-color="#ffffff"/>
      <style:paragraph-properties fo:text-align="start" style:writing-mode="lr-tb"/>
      <style:text-properties fo:color="#000000" loext:opacity="100%"/>
    </style:style>
    <style:style style:name="P21" style:family="paragraph">
      <loext:graphic-properties draw:fill-color="#ffffff" draw:opacity="86%"/>
      <style:paragraph-properties fo:text-align="start" style:writing-mode="lr-tb"/>
      <style:text-properties fo:color="#000000" loext:opacity="100%"/>
    </style:style>
    <style:style style:name="P22" style:family="paragraph">
      <loext:graphic-properties draw:fill-color="#ffffff" draw:opacity="68%"/>
      <style:paragraph-properties fo:text-align="start" style:writing-mode="lr-tb"/>
      <style:text-properties fo:color="#000000" loext:opacity="100%"/>
    </style:style>
    <style:style style:name="P23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4" style:family="paragraph">
      <loext:graphic-properties draw:fill-color="#dde8cb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color="#000000" loext:opacity="100%"/>
    </style:style>
    <style:style style:name="P26" style:family="paragraph">
      <loext:graphic-properties draw:fill-color="#afd095"/>
      <style:paragraph-properties fo:text-align="center" style:writing-mode="lr-tb"/>
      <style:text-properties fo:color="#000000" loext:opacity="100%"/>
    </style:style>
    <style:style style:name="P27" style:family="paragraph">
      <loext:graphic-properties draw:fill-color="#77bc65"/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3faf46"/>
      <style:paragraph-properties fo:text-align="center" style:writing-mode="lr-tb"/>
      <style:text-properties fo:color="#000000" loext:opacity="100%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 style:writing-mode="lr-tb"/>
      <style:text-properties fo:color="#55215b" loext:opacity="100%"/>
    </style:style>
    <style:style style:name="P31" style:family="paragraph">
      <loext:graphic-properties draw:fill-color="#ffffff"/>
      <style:paragraph-properties fo:text-align="center" style:writing-mode="lr-tb"/>
      <style:text-properties fo:color="#55215b" loext:opacity="100%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color="#ff4000" loext:opacity="100%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ff4000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55215b" loext:opacity="100%"/>
    </style:style>
    <style:style style:name="T9" style:family="text">
      <style:text-properties fo:color="#ff4000" loext:opacity="100%" fo:font-size="12pt" style:font-size-asian="12pt" style:font-size-complex="12pt"/>
    </style:style>
    <style:style style:name="T10" style:family="text">
      <style:text-properties fo:color="#55215b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59cm" svg:height="7.518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12" draw:style-name="gr4" draw:text-style-name="P1" draw:layer="layout" svg:width="5.388cm" svg:height="7.518cm" draw:transform="rotate (1.5707963267949) translate (10.169cm 9.6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5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4" draw:layer="layout" svg:width="1.083cm" svg:height="1.434cm" svg:x="7.763cm" svg:y="5.83cm">
          <text:p text:style-name="P3"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4" draw:layer="layout" svg:width="1.325cm" svg:height="1.436cm" svg:x="17.613cm" svg:y="5.954cm">
          <text:p text:style-name="P3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5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9" draw:text-style-name="P5" draw:layer="layout" svg:width="2.138cm" svg:height="1.012cm" draw:transform="rotate (1.5707963267949) translate (0.632cm 7.547cm)">
          <text:p text:style-name="P6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3.842cm" svg:x2="10.169cm" svg:y2="3.843cm">
          <text:p/>
        </draw:line>
        <draw:custom-shape draw:name="TextBox 28" draw:style-name="gr10" draw:text-style-name="P5" draw:layer="layout" svg:width="2.137cm" svg:height="1.011cm" svg:x="13.151cm" svg:y="2.619cm">
          <text:p text:style-name="P6"><text:span text:style-name="T2">N</text:span><text:span text:style-name="T2">1_</text:span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1" draw:text-style-name="P5" draw:layer="layout" svg:width="2.129cm" svg:height="1.013cm" svg:x="4.018cm" svg:y="1.329cm">
          <text:p text:style-name="P6"><text:span text:style-name="T2">N</text:span><text:span text:style-name="T2">1_</text:span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9.73cm" svg:y1="4.096cm" svg:x2="9.757cm" svg:y2="9.66cm">
          <text:p/>
        </draw:line>
        <draw:custom-shape draw:name="TextBox 22_1" draw:style-name="gr12" draw:text-style-name="P5" draw:layer="layout" svg:width="2.13cm" svg:height="1.012cm" draw:transform="rotate (1.5707963267949) translate (8.509cm 7.743cm)">
          <text:p text:style-name="P6"><text:span text:style-name="T2">N</text:span><text:span text:style-name="T2">1_</text:span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2.996cm" svg:x2="19.607cm" svg:y2="10.532cm">
          <text:p/>
        </draw:line>
        <draw:custom-shape draw:name="TextBox 22_2" draw:style-name="gr13" draw:text-style-name="P5" draw:layer="layout" svg:width="2.138cm" svg:height="1.012cm" draw:transform="rotate (1.5707963267949) translate (18.532cm 7.648cm)">
          <text:p text:style-name="P6"><text:span text:style-name="T2">N</text:span><text:span text:style-name="T2">0_</text:span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2.521cm" svg:x2="20.022cm" svg:y2="2.522cm">
          <text:p/>
        </draw:line>
        <draw:custom-shape draw:name="TextBox 28_0" draw:style-name="gr14" draw:text-style-name="P5" draw:layer="layout" svg:width="2.137cm" svg:height="1.011cm" svg:x="22.751cm" svg:y="1.319cm">
          <text:p text:style-name="P6"><text:span text:style-name="T2">N1</text:span><text:span text:style-name="T2">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7" draw:layer="layout" svg:width="2.864cm" svg:height="0.962cm" svg:x="22.536cm" svg:y="6.15cm">
          <draw:text-box>
            <text:p>Matrix C</text:p>
          </draw:text-box>
        </draw:frame>
        <draw:frame draw:style-name="gr16" draw:text-style-name="P7" draw:layer="layout" svg:width="2.792cm" svg:height="0.962cm" svg:x="3.673cm" svg:y="8.284cm">
          <draw:text-box>
            <text:p>Matrix A</text:p>
          </draw:text-box>
        </draw:frame>
        <draw:frame draw:style-name="gr17" draw:text-style-name="P9" draw:layer="layout" svg:width="2.159cm" svg:height="0.806cm" svg:x="20.32cm" svg:y="4.401cm">
          <draw:text-box>
            <text:p text:style-name="P8"><text:span text:style-name="T3">Bloc</text:span><text:span text:style-name="T3">k</text:span></text:p>
          </draw:text-box>
        </draw:frame>
        <draw:custom-shape draw:name="Rectangle 8_ 12" draw:style-name="gr18" draw:text-style-name="P10" draw:layer="layout" svg:width="2.357cm" svg:height="0.61cm" svg:x="2.342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" draw:style-name="gr19" draw:text-style-name="P11" draw:layer="layout" svg:width="3.785cm" svg:height="0.61cm" svg:x="11.491cm" svg:y="10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2" draw:layer="layout" svg:width="3.453cm" svg:height="0.878cm" svg:x="11.804cm" svg:y="10.561cm">
          <draw:text-box>
            <text:p><text:span text:style-name="T4">Ca</text:span><text:span text:style-name="T4">ch</text:span><text:span text:style-name="T4">e </text:span><text:span text:style-name="T4">lin</text:span><text:span text:style-name="T4">es</text:span></text:p>
          </draw:text-box>
        </draw:frame>
        <draw:frame draw:style-name="gr21" draw:text-style-name="P7" draw:layer="layout" svg:width="2.83cm" svg:height="0.962cm" svg:x="13.754cm" svg:y="8.182cm">
          <draw:text-box>
            <text:p>Matrix B</text:p>
          </draw:text-box>
        </draw:frame>
        <draw:custom-shape draw:name="Rectangle 8_ 1" draw:style-name="gr22" draw:text-style-name="P10" draw:layer="layout" svg:width="2.357cm" svg:height="0.61cm" svg:x="4.699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" draw:style-name="gr23" draw:text-style-name="P10" draw:layer="layout" svg:width="0.66cm" svg:height="0.61cm" svg:x="7.041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" draw:style-name="gr24" draw:text-style-name="P10" draw:layer="layout" svg:width="1.697cm" svg:height="0.61cm" svg:x="2.342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3" draw:style-name="gr25" draw:text-style-name="P10" draw:layer="layout" svg:width="2.357cm" svg:height="0.61cm" svg:x="4.03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4" draw:style-name="gr26" draw:text-style-name="P10" draw:layer="layout" svg:width="1.052cm" svg:height="0.61cm" svg:x="2.342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5" draw:style-name="gr27" draw:text-style-name="P10" draw:layer="layout" svg:width="1.305cm" svg:height="0.61cm" svg:x="6.396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6" draw:style-name="gr28" draw:text-style-name="P10" draw:layer="layout" svg:width="2.357cm" svg:height="0.61cm" svg:x="3.394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7" draw:style-name="gr29" draw:text-style-name="P10" draw:layer="layout" svg:width="1.95cm" svg:height="0.61cm" svg:x="5.751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8" draw:style-name="gr30" draw:text-style-name="P10" draw:layer="layout" svg:width="0.407cm" svg:height="0.61cm" svg:x="2.34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9" draw:style-name="gr31" draw:text-style-name="P10" draw:layer="layout" svg:width="2.357cm" svg:height="0.61cm" svg:x="2.749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0" draw:style-name="gr32" draw:text-style-name="P10" draw:layer="layout" svg:width="2.357cm" svg:height="0.61cm" svg:x="5.106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1" draw:style-name="gr33" draw:text-style-name="P10" draw:layer="layout" svg:width="0.238cm" svg:height="0.61cm" svg:x="7.463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4" draw:layer="layout" svg:width="0.61cm" svg:height="0.61cm" svg:x="20.032cm" svg:y="5.359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5.969cm">
          <text:p text:style-name="P1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359cm">
          <text:p text:style-name="P1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969cm">
          <text:p text:style-name="P1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6.579cm">
          <text:p text:style-name="P1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6.579cm">
          <text:p text:style-name="P15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5.359cm">
          <text:p text:style-name="P15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5.969cm">
          <text:p text:style-name="P13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5cm" svg:y="6.579cm">
          <text:p text:style-name="P15"><text:span text:style-name="T5">1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5.359cm">
          <text:p text:style-name="P13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5.969cm">
          <text:p text:style-name="P13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6.579cm">
          <text:p text:style-name="P13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7.189cm">
          <text:p text:style-name="P1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7.189cm">
          <text:p text:style-name="P15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7.189cm">
          <text:p text:style-name="P15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2cm" svg:y="7.189cm">
          <text:p text:style-name="P13"><text:span text:style-name="T5">1</text:span><text:span text:style-name="T5">5</text:span></text:p>
          <draw:enhanced-geometry svg:viewBox="0 0 21600 21600" draw:type="rectangle" draw:enhanced-path="M 0 0 L 21600 0 21600 21600 0 21600 0 0 Z N"/>
        </draw:custom-shape>
        <draw:custom-shape draw:name="Rectangle 8_ 3" draw:style-name="gr36" draw:text-style-name="P10" draw:layer="layout" svg:width="2.357cm" svg:height="0.61cm" svg:x="10.172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4" draw:style-name="gr37" draw:text-style-name="P10" draw:layer="layout" svg:width="2.357cm" svg:height="0.61cm" svg:x="14.886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5" draw:style-name="gr38" draw:text-style-name="P10" draw:layer="layout" svg:width="2.357cm" svg:height="0.61cm" svg:x="12.529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" draw:style-name="gr39" draw:text-style-name="P10" draw:layer="layout" svg:width="0.444cm" svg:height="0.61cm" svg:x="17.243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" draw:style-name="gr40" draw:text-style-name="P10" draw:layer="layout" svg:width="1.913cm" svg:height="0.61cm" svg:x="10.16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0" draw:style-name="gr41" draw:text-style-name="P10" draw:layer="layout" svg:width="2.357cm" svg:height="0.61cm" svg:x="12.082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1" draw:style-name="gr42" draw:text-style-name="P10" draw:layer="layout" svg:width="2.357cm" svg:height="0.61cm" svg:x="14.43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2" draw:style-name="gr43" draw:text-style-name="P10" draw:layer="layout" svg:width="0.891cm" svg:height="0.61cm" svg:x="16.796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3" draw:style-name="gr44" draw:text-style-name="P10" draw:layer="layout" svg:width="1.466cm" svg:height="0.61cm" svg:x="10.169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4" draw:style-name="gr45" draw:text-style-name="P10" draw:layer="layout" svg:width="2.357cm" svg:height="0.61cm" svg:x="11.635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5" draw:style-name="gr46" draw:text-style-name="P10" draw:layer="layout" svg:width="2.357cm" svg:height="0.61cm" svg:x="13.992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6" draw:style-name="gr47" draw:text-style-name="P10" draw:layer="layout" svg:width="2.357cm" svg:height="0.61cm" svg:x="11.188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7" draw:style-name="gr48" draw:text-style-name="P10" draw:layer="layout" svg:width="1.338cm" svg:height="0.61cm" svg:x="16.349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8" draw:style-name="gr49" draw:text-style-name="P10" draw:layer="layout" svg:width="1.019cm" svg:height="0.61cm" svg:x="10.169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9" draw:style-name="gr50" draw:text-style-name="P10" draw:layer="layout" svg:width="2.357cm" svg:height="0.61cm" svg:x="13.545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30" draw:style-name="gr51" draw:text-style-name="P10" draw:layer="layout" svg:width="1.785cm" svg:height="0.61cm" svg:x="15.90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32" draw:style-name="gr52" draw:text-style-name="P10" draw:layer="layout" svg:width="1.785cm" svg:height="0.61cm" svg:x="15.90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53" draw:text-style-name="P16" draw:layer="layout" svg:width="5.386cm" svg:height="0.607cm" draw:transform="rotate (-1.5707963267949) translate (12.597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54" draw:text-style-name="P16" draw:layer="layout" svg:width="5.386cm" svg:height="0.607cm" draw:transform="rotate (-1.5707963267949) translate (11.99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0" draw:style-name="gr55" draw:text-style-name="P16" draw:layer="layout" svg:width="5.386cm" svg:height="0.607cm" draw:transform="rotate (-1.5707963267949) translate (11.383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56" draw:text-style-name="P16" draw:layer="layout" svg:width="5.386cm" svg:height="0.607cm" draw:transform="rotate (-1.5707963267949) translate (10.776cm 4.27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57" draw:text-style-name="P2" draw:layer="layout" svg:width="0.001cm" svg:height="4.816cm" svg:x="13.006cm" svg:y="4.532cm">
          <text:p/>
          <draw:enhanced-geometry draw:mirror-horizontal="false" draw:mirror-vertical="false" svg:viewBox="0 0 21600 21600" draw:type="mso-spt32" draw:enhanced-path="M 0 0 L 21600 21600 N"/>
        </draw:custom-shape>
      </draw:page>
      <draw:page draw:name="page2" draw:style-name="dp1" draw:master-page-name="Default">
        <draw:custom-shape draw:name="Rectangle 5" draw:style-name="gr58" draw:text-style-name="P1" draw:layer="layout" svg:width="5.359cm" svg:height="7.518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9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3" draw:text-style-name="P2" draw:layer="layout" svg:x1="1.906cm" svg:y1="2.996cm" svg:x2="1.907cm" svg:y2="10.532cm">
          <text:p/>
        </draw:line>
        <draw:custom-shape draw:name="Rectangle 7" draw:style-name="gr60" draw:text-style-name="P1" draw:layer="layout" svg:width="5.388cm" svg:height="7.518cm" draw:transform="rotate (1.5707963267949) translate (10.169cm 9.6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5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61" draw:text-style-name="P4" draw:layer="layout" svg:width="1.083cm" svg:height="1.434cm" svg:x="7.763cm" svg:y="5.83cm">
          <text:p text:style-name="P3"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2" draw:text-style-name="P4" draw:layer="layout" svg:width="1.325cm" svg:height="1.436cm" svg:x="17.613cm" svg:y="5.954cm">
          <text:p text:style-name="P3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3" draw:text-style-name="P5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4" draw:text-style-name="P5" draw:layer="layout" svg:width="2.138cm" svg:height="1.012cm" draw:transform="rotate (1.5707963267949) translate (0.632cm 7.547cm)">
          <text:p text:style-name="P6"><text:span text:style-name="T2">N</text:span><text:span text:style-name="T2">0_</text:span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3" draw:text-style-name="P2" draw:layer="layout" svg:x1="17.706cm" svg:y1="3.842cm" svg:x2="10.169cm" svg:y2="3.843cm">
          <text:p/>
        </draw:line>
        <draw:custom-shape draw:name="TextBox 10" draw:style-name="gr65" draw:text-style-name="P5" draw:layer="layout" svg:width="2.137cm" svg:height="1.011cm" svg:x="13.151cm" svg:y="2.619cm">
          <text:p text:style-name="P6"><text:span text:style-name="T2">N</text:span><text:span text:style-name="T2">1_</text:span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 4" draw:style-name="gr66" draw:text-style-name="P5" draw:layer="layout" svg:width="2.129cm" svg:height="1.013cm" svg:x="4.018cm" svg:y="1.329cm">
          <text:p text:style-name="P6"><text:span text:style-name="T2">N</text:span><text:span text:style-name="T2">1_</text:span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4" draw:style-name="gr3" draw:text-style-name="P2" draw:layer="layout" svg:x1="2.352cm" svg:y1="2.531cm" svg:x2="7.748cm" svg:y2="2.531cm">
          <text:p/>
        </draw:line>
        <draw:line draw:name="Straight Connector 6_ 5" draw:style-name="gr3" draw:text-style-name="P2" draw:layer="layout" svg:x1="9.73cm" svg:y1="4.096cm" svg:x2="9.757cm" svg:y2="9.66cm">
          <text:p/>
        </draw:line>
        <draw:custom-shape draw:name="TextBox 22_ 5" draw:style-name="gr67" draw:text-style-name="P5" draw:layer="layout" svg:width="2.13cm" svg:height="1.012cm" draw:transform="rotate (1.5707963267949) translate (8.509cm 7.743cm)">
          <text:p text:style-name="P6"><text:span text:style-name="T2">N</text:span><text:span text:style-name="T2">1_</text:span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6" draw:style-name="gr3" draw:text-style-name="P2" draw:layer="layout" svg:x1="19.606cm" svg:y1="2.996cm" svg:x2="19.607cm" svg:y2="10.532cm">
          <text:p/>
        </draw:line>
        <draw:custom-shape draw:name="TextBox 22_ 6" draw:style-name="gr68" draw:text-style-name="P5" draw:layer="layout" svg:width="2.138cm" svg:height="1.012cm" draw:transform="rotate (1.5707963267949) translate (18.532cm 7.648cm)">
          <text:p text:style-name="P6"><text:span text:style-name="T2">N</text:span><text:span text:style-name="T2">0_</text:span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 2" draw:style-name="gr3" draw:text-style-name="P2" draw:layer="layout" svg:x1="27.559cm" svg:y1="2.521cm" svg:x2="20.022cm" svg:y2="2.522cm">
          <text:p/>
        </draw:line>
        <draw:custom-shape draw:name="TextBox 28_ 2" draw:style-name="gr69" draw:text-style-name="P5" draw:layer="layout" svg:width="2.137cm" svg:height="1.011cm" svg:x="22.751cm" svg:y="1.319cm">
          <text:p text:style-name="P6"><text:span text:style-name="T2">N</text:span><text:span text:style-name="T2">1_</text:span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7" draw:layer="layout" svg:width="2.864cm" svg:height="0.962cm" svg:x="22.536cm" svg:y="6.15cm">
          <draw:text-box>
            <text:p>Matrix C</text:p>
          </draw:text-box>
        </draw:frame>
        <draw:frame draw:style-name="gr16" draw:text-style-name="P7" draw:layer="layout" svg:width="2.792cm" svg:height="0.962cm" svg:x="3.673cm" svg:y="8.284cm">
          <draw:text-box>
            <text:p>Matrix A</text:p>
          </draw:text-box>
        </draw:frame>
        <draw:frame draw:style-name="gr17" draw:text-style-name="P9" draw:layer="layout" svg:width="2.159cm" svg:height="0.806cm" svg:x="20.32cm" svg:y="4.401cm">
          <draw:text-box>
            <text:p text:style-name="P8"><text:span text:style-name="T3">Block</text:span></text:p>
          </draw:text-box>
        </draw:frame>
        <draw:custom-shape draw:name="Rectangle 8_ 63" draw:style-name="gr70" draw:text-style-name="P10" draw:layer="layout" svg:width="2.357cm" svg:height="0.61cm" svg:x="2.342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4" draw:style-name="gr71" draw:text-style-name="P11" draw:layer="layout" svg:width="3.785cm" svg:height="0.61cm" svg:x="11.491cm" svg:y="10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2" draw:layer="layout" svg:width="3.453cm" svg:height="0.878cm" svg:x="11.804cm" svg:y="10.561cm">
          <draw:text-box>
            <text:p><text:span text:style-name="T4">Cache lines</text:span></text:p>
          </draw:text-box>
        </draw:frame>
        <draw:frame draw:style-name="gr21" draw:text-style-name="P7" draw:layer="layout" svg:width="2.83cm" svg:height="0.962cm" svg:x="13.754cm" svg:y="8.182cm">
          <draw:text-box>
            <text:p>Matrix B</text:p>
          </draw:text-box>
        </draw:frame>
        <draw:custom-shape draw:name="Rectangle 8_ 65" draw:style-name="gr72" draw:text-style-name="P10" draw:layer="layout" svg:width="2.357cm" svg:height="0.61cm" svg:x="4.699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6" draw:style-name="gr73" draw:text-style-name="P10" draw:layer="layout" svg:width="0.66cm" svg:height="0.61cm" svg:x="7.041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7" draw:style-name="gr74" draw:text-style-name="P10" draw:layer="layout" svg:width="1.697cm" svg:height="0.61cm" svg:x="2.342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8" draw:style-name="gr75" draw:text-style-name="P10" draw:layer="layout" svg:width="2.357cm" svg:height="0.61cm" svg:x="4.03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9" draw:style-name="gr76" draw:text-style-name="P10" draw:layer="layout" svg:width="1.052cm" svg:height="0.61cm" svg:x="2.342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0" draw:style-name="gr77" draw:text-style-name="P10" draw:layer="layout" svg:width="1.305cm" svg:height="0.61cm" svg:x="6.396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1" draw:style-name="gr78" draw:text-style-name="P10" draw:layer="layout" svg:width="2.357cm" svg:height="0.61cm" svg:x="3.394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2" draw:style-name="gr79" draw:text-style-name="P10" draw:layer="layout" svg:width="1.95cm" svg:height="0.61cm" svg:x="5.751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3" draw:style-name="gr80" draw:text-style-name="P10" draw:layer="layout" svg:width="0.407cm" svg:height="0.61cm" svg:x="2.34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4" draw:style-name="gr81" draw:text-style-name="P10" draw:layer="layout" svg:width="2.357cm" svg:height="0.61cm" svg:x="2.749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5" draw:style-name="gr82" draw:text-style-name="P10" draw:layer="layout" svg:width="2.357cm" svg:height="0.61cm" svg:x="5.106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6" draw:style-name="gr83" draw:text-style-name="P10" draw:layer="layout" svg:width="0.238cm" svg:height="0.61cm" svg:x="7.463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14" draw:layer="layout" svg:width="0.61cm" svg:height="0.61cm" svg:x="20.032cm" svg:y="5.359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5.969cm">
          <text:p text:style-name="P1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359cm">
          <text:p text:style-name="P15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969cm">
          <text:p text:style-name="P15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6.579cm">
          <text:p text:style-name="P15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6.579cm">
          <text:p text:style-name="P15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5.359cm">
          <text:p text:style-name="P15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5.969cm">
          <text:p text:style-name="P13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5cm" svg:y="6.579cm">
          <text:p text:style-name="P15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5.359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5.969cm">
          <text:p text:style-name="P13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6.579cm">
          <text:p text:style-name="P13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7.189cm">
          <text:p text:style-name="P15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7.189cm">
          <text:p text:style-name="P15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7.189cm">
          <text:p text:style-name="P15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2cm" svg:y="7.189cm">
          <text:p text:style-name="P13"><text:span text:style-name="T5">15</text:span></text:p>
          <draw:enhanced-geometry svg:viewBox="0 0 21600 21600" draw:type="rectangle" draw:enhanced-path="M 0 0 L 21600 0 21600 21600 0 21600 0 0 Z N"/>
        </draw:custom-shape>
        <draw:custom-shape draw:name="Rectangle 8_ 77" draw:style-name="gr84" draw:text-style-name="P10" draw:layer="layout" svg:width="2.357cm" svg:height="0.61cm" svg:x="10.172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8" draw:style-name="gr85" draw:text-style-name="P10" draw:layer="layout" svg:width="2.357cm" svg:height="0.61cm" svg:x="14.886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9" draw:style-name="gr86" draw:text-style-name="P10" draw:layer="layout" svg:width="2.357cm" svg:height="0.61cm" svg:x="12.529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0" draw:style-name="gr87" draw:text-style-name="P10" draw:layer="layout" svg:width="0.444cm" svg:height="0.61cm" svg:x="17.243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1" draw:style-name="gr88" draw:text-style-name="P10" draw:layer="layout" svg:width="1.913cm" svg:height="0.61cm" svg:x="10.16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2" draw:style-name="gr89" draw:text-style-name="P10" draw:layer="layout" svg:width="2.357cm" svg:height="0.61cm" svg:x="12.082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3" draw:style-name="gr90" draw:text-style-name="P10" draw:layer="layout" svg:width="2.357cm" svg:height="0.61cm" svg:x="14.43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4" draw:style-name="gr91" draw:text-style-name="P10" draw:layer="layout" svg:width="0.891cm" svg:height="0.61cm" svg:x="16.796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5" draw:style-name="gr92" draw:text-style-name="P10" draw:layer="layout" svg:width="1.466cm" svg:height="0.61cm" svg:x="10.169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6" draw:style-name="gr93" draw:text-style-name="P10" draw:layer="layout" svg:width="2.357cm" svg:height="0.61cm" svg:x="11.635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7" draw:style-name="gr94" draw:text-style-name="P10" draw:layer="layout" svg:width="2.357cm" svg:height="0.61cm" svg:x="13.992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8" draw:style-name="gr95" draw:text-style-name="P10" draw:layer="layout" svg:width="2.357cm" svg:height="0.61cm" svg:x="11.188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9" draw:style-name="gr96" draw:text-style-name="P10" draw:layer="layout" svg:width="1.338cm" svg:height="0.61cm" svg:x="16.349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0" draw:style-name="gr97" draw:text-style-name="P10" draw:layer="layout" svg:width="1.019cm" svg:height="0.61cm" svg:x="10.169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1" draw:style-name="gr98" draw:text-style-name="P10" draw:layer="layout" svg:width="2.357cm" svg:height="0.61cm" svg:x="13.545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2" draw:style-name="gr99" draw:text-style-name="P10" draw:layer="layout" svg:width="1.785cm" svg:height="0.61cm" svg:x="15.90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3" draw:style-name="gr100" draw:text-style-name="P10" draw:layer="layout" svg:width="1.785cm" svg:height="0.61cm" svg:x="15.90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5" draw:style-name="gr101" draw:text-style-name="P16" draw:layer="layout" svg:width="5.386cm" svg:height="0.607cm" draw:transform="rotate (-1.5707963267949) translate (12.597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6" draw:style-name="gr102" draw:text-style-name="P16" draw:layer="layout" svg:width="5.386cm" svg:height="0.607cm" draw:transform="rotate (-1.5707963267949) translate (11.99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7" draw:style-name="gr103" draw:text-style-name="P16" draw:layer="layout" svg:width="5.386cm" svg:height="0.607cm" draw:transform="rotate (-1.5707963267949) translate (11.383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8" draw:style-name="gr104" draw:text-style-name="P16" draw:layer="layout" svg:width="5.386cm" svg:height="0.607cm" draw:transform="rotate (-1.5707963267949) translate (10.776cm 4.27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57" draw:text-style-name="P2" draw:layer="layout" svg:width="0.001cm" svg:height="4.816cm" svg:x="13.006cm" svg:y="4.532cm">
          <text:p/>
          <draw:enhanced-geometry draw:mirror-horizontal="false" draw:mirror-vertical="false" svg:viewBox="0 0 21600 21600" draw:type="mso-spt32" draw:enhanced-path="M 0 0 L 21600 21600 N"/>
        </draw:custom-shape>
      </draw:page>
      <draw:page draw:name="page3" draw:style-name="dp1" draw:master-page-name="Default">
        <draw:custom-shape draw:style-name="gr105" draw:text-style-name="P18" draw:layer="layout" svg:width="1.27cm" svg:height="1.27cm" svg:x="2.54cm" svg:y="1.27cm">
          <text:p text:style-name="P17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3.81cm" svg:y="1.27cm">
          <text:p text:style-name="P17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2.54cm" svg:y="2.54cm">
          <text:p text:style-name="P17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2.54cm" svg:y="3.81cm">
          <text:p text:style-name="P17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2.54cm" svg:y="5.08cm">
          <text:p text:style-name="P17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3.81cm" svg:y="2.54cm">
          <text:p text:style-name="P17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3.81cm" svg:y="3.81cm">
          <text:p text:style-name="P17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3.81cm" svg:y="5.08cm">
          <text:p text:style-name="P17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5.08cm" svg:height="1.27cm" svg:x="8.89cm" svg:y="1.27cm">
          <text:p text:style-name="P19"><text:span text:style-name="T7">(</text:span><text:span text:style-name="T6">0</text:span><text:span text:style-name="T7">,</text:span><text:span text:style-name="T6">4</text:span><text:span text:style-name="T7">,</text:span><text:span text:style-name="T8">8</text:span><text:span text:style-name="T7">,</text:span><text:span text:style-name="T8">12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5.08cm" svg:height="1.27cm" svg:x="8.89cm" svg:y="2.54cm">
          <text:p text:style-name="P19"><text:span text:style-name="T7">(</text:span><text:span text:style-name="T6">1</text:span><text:span text:style-name="T7">,</text:span><text:span text:style-name="T6">5</text:span><text:span text:style-name="T7">,</text:span><text:span text:style-name="T8">9</text:span><text:span text:style-name="T7">,</text:span><text:span text:style-name="T8">13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08" draw:text-style-name="P21" draw:layer="layout" svg:width="5.08cm" svg:height="1.27cm" svg:x="8.89cm" svg:y="3.81cm">
          <text:p text:style-name="P19"><text:span text:style-name="T7">(</text:span><text:span text:style-name="T6">2</text:span><text:span text:style-name="T7">,</text:span><text:span text:style-name="T6">6</text:span><text:span text:style-name="T7">,</text:span><text:span text:style-name="T8">10</text:span><text:span text:style-name="T7">,</text:span><text:span text:style-name="T8">14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09" draw:text-style-name="P22" draw:layer="layout" svg:width="5.08cm" svg:height="1.27cm" svg:x="8.89cm" svg:y="5.08cm">
          <text:p text:style-name="P19"><text:span text:style-name="T7">(</text:span><text:span text:style-name="T6">3</text:span><text:span text:style-name="T7">,</text:span><text:span text:style-name="T6">7</text:span><text:span text:style-name="T7">,</text:span><text:span text:style-name="T8">11</text:span><text:span text:style-name="T7">,</text:span><text:span text:style-name="T8">15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10" draw:text-style-name="P24" draw:layer="layout" svg:width="1.27cm" svg:height="1.27cm" svg:x="15.24cm" svg:y="1.27cm">
          <text:p text:style-name="P23"><text:span text:style-name="T9">0</text:span><text:span text:style-name="T5">,</text:span><text:span text:style-name="T9">1</text:span></text:p>
          <text:p text:style-name="P23"><text:span text:style-name="T9">2</text:span><text:span text:style-name="T5">,</text:span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1.27cm" svg:height="1.27cm" svg:x="15.24cm" svg:y="2.54cm">
          <text:p text:style-name="P25"><text:span text:style-name="T7"/></text:p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1.27cm" svg:height="1.27cm" svg:x="15.24cm" svg:y="3.81cm">
          <text:p text:style-name="P25"><text:span text:style-name="T7"/></text:p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1.27cm" svg:height="1.27cm" svg:x="15.24cm" svg:y="5.08cm">
          <text:p text:style-name="P25"><text:span text:style-name="T7"/></text:p>
          <draw:enhanced-geometry svg:viewBox="0 0 21600 21600" draw:type="rectangle" draw:enhanced-path="M 0 0 L 21600 0 21600 21600 0 21600 0 0 Z N"/>
        </draw:custom-shape>
        <draw:custom-shape draw:style-name="gr110" draw:text-style-name="P24" draw:layer="layout" svg:width="1.27cm" svg:height="1.27cm" svg:x="16.51cm" svg:y="1.27cm">
          <text:p text:style-name="P23"><text:span text:style-name="T9">4</text:span><text:span text:style-name="T5">,</text:span><text:span text:style-name="T9">5</text:span></text:p>
          <text:p text:style-name="P23"><text:span text:style-name="T9">6</text:span><text:span text:style-name="T5">,</text:span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10" draw:text-style-name="P24" draw:layer="layout" svg:width="1.27cm" svg:height="1.27cm" svg:x="17.78cm" svg:y="1.27cm">
          <text:p text:style-name="P23"><text:span text:style-name="T10">8</text:span><text:span text:style-name="T5">,</text:span><text:span text:style-name="T10">9</text:span></text:p>
          <text:p text:style-name="P23"><text:span text:style-name="T10">10</text:span><text:span text:style-name="T5">,</text:span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110" draw:text-style-name="P24" draw:layer="layout" svg:width="1.27cm" svg:height="1.27cm" svg:x="19.05cm" svg:y="1.27cm">
          <text:p text:style-name="P23"><text:span text:style-name="T10">12</text:span><text:span text:style-name="T5">,</text:span><text:span text:style-name="T10">13</text:span></text:p>
          <text:p text:style-name="P23"><text:span text:style-name="T10">14</text:span><text:span text:style-name="T5">,</text:span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1.27cm" svg:height="1.27cm" svg:x="16.51cm" svg:y="2.5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1.27cm" svg:height="1.27cm" svg:x="17.78cm" svg:y="2.5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1.27cm" svg:height="1.27cm" svg:x="19.05cm" svg:y="2.5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1.27cm" svg:height="1.27cm" svg:x="16.51cm" svg:y="3.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1.27cm" svg:height="1.27cm" svg:x="17.78cm" svg:y="3.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1.27cm" svg:height="1.27cm" svg:x="19.05cm" svg:y="3.8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1.27cm" svg:height="1.27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1.27cm" svg:height="1.27cm" svg:x="17.78cm" svg:y="5.0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1.27cm" svg:height="1.27cm" svg:x="19.05cm" svg:y="5.08cm">
          <text:p/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5.875cm" svg:y1="2.794cm" svg:x2="15.875cm" svg:y2="5.969cm">
          <text:p/>
        </draw:line>
        <draw:line draw:style-name="gr114" draw:text-style-name="P29" draw:layer="layout" svg:x1="17.145cm" svg:y1="2.794cm" svg:x2="17.145cm" svg:y2="5.969cm">
          <text:p/>
        </draw:line>
        <draw:line draw:style-name="gr114" draw:text-style-name="P29" draw:layer="layout" svg:x1="18.415cm" svg:y1="2.794cm" svg:x2="18.415cm" svg:y2="5.969cm">
          <text:p/>
        </draw:line>
        <draw:line draw:style-name="gr114" draw:text-style-name="P29" draw:layer="layout" svg:x1="19.685cm" svg:y1="2.794cm" svg:x2="19.685cm" svg:y2="5.969cm">
          <text:p/>
        </draw:line>
        <draw:custom-shape draw:style-name="gr106" draw:text-style-name="P31" draw:layer="layout" svg:width="1.27cm" svg:height="1.27cm" svg:x="5.08cm" svg:y="1.27cm">
          <text:p text:style-name="P30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5.08cm" svg:y="2.54cm">
          <text:p text:style-name="P30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5.08cm" svg:y="3.81cm">
          <text:p text:style-name="P30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5.08cm" svg:y="5.08cm">
          <text:p text:style-name="P30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6.35cm" svg:y="1.27cm">
          <text:p text:style-name="P30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6.35cm" svg:y="2.54cm">
          <text:p text:style-name="P30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6.35cm" svg:y="3.81cm">
          <text:p text:style-name="P30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6.35cm" svg:y="5.08cm">
          <text:p text:style-name="P30"><text:span text:style-name="T8">15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2.314cm" svg:y1="4.447cm" svg:x2="13.757cm" svg:y2="4.447cm">
          <text:p/>
        </draw:line>
        <draw:line draw:style-name="gr114" draw:text-style-name="P32" draw:layer="layout" svg:x1="12.309cm" svg:y1="3.21cm" svg:x2="13.752cm" svg:y2="3.21cm">
          <text:p/>
        </draw:line>
        <draw:line draw:style-name="gr114" draw:text-style-name="P32" draw:layer="layout" svg:x1="12.31cm" svg:y1="1.975cm" svg:x2="13.753cm" svg:y2="1.975cm">
          <text:p/>
        </draw:line>
        <draw:line draw:style-name="gr114" draw:text-style-name="P29" draw:layer="layout" svg:x1="12.31cm" svg:y1="5.785cm" svg:x2="13.753cm" svg:y2="5.785cm">
          <text:p/>
        </draw:line>
        <draw:custom-shape draw:style-name="gr107" draw:text-style-name="P20" draw:layer="layout" svg:width="5.08cm" svg:height="1.27cm" svg:x="8.89cm" svg:y="8.89cm">
          <text:p text:style-name="P19"><text:span text:style-name="T7">(</text:span><text:span text:style-name="T6">0</text:span><text:span text:style-name="T7">,</text:span><text:span text:style-name="T6">1</text:span><text:span text:style-name="T7">,</text:span><text:span text:style-name="T6">2</text:span><text:span text:style-name="T7">,</text:span><text:span text:style-name="T6">3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5.08cm" svg:height="1.27cm" svg:x="8.89cm" svg:y="10.16cm">
          <text:p text:style-name="P19"><text:span text:style-name="T7">(</text:span><text:span text:style-name="T6">4</text:span><text:span text:style-name="T7">,</text:span><text:span text:style-name="T6">5</text:span><text:span text:style-name="T7">,</text:span><text:span text:style-name="T6">6</text:span><text:span text:style-name="T7">,</text:span><text:span text:style-name="T6">7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5.08cm" svg:height="1.27cm" svg:x="8.89cm" svg:y="11.43cm">
          <text:p text:style-name="P19"><text:span text:style-name="T7">(</text:span><text:span text:style-name="T8">8</text:span><text:span text:style-name="T7">,</text:span><text:span text:style-name="T8">9</text:span><text:span text:style-name="T7">,</text:span><text:span text:style-name="T8">10</text:span><text:span text:style-name="T7">,</text:span><text:span text:style-name="T8">11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5.08cm" svg:height="1.27cm" svg:x="8.89cm" svg:y="12.7cm">
          <text:p text:style-name="P19"><text:span text:style-name="T7">(</text:span><text:span text:style-name="T8">12</text:span><text:span text:style-name="T7">,</text:span><text:span text:style-name="T8">13</text:span><text:span text:style-name="T7">,</text:span><text:span text:style-name="T8">14</text:span><text:span text:style-name="T7">,</text:span><text:span text:style-name="T8">15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10" draw:text-style-name="P24" draw:layer="layout" svg:width="1.27cm" svg:height="1.27cm" svg:x="15.24cm" svg:y="8.89cm">
          <text:p text:style-name="P23"><text:span text:style-name="T9">0</text:span><text:span text:style-name="T5">,</text:span><text:span text:style-name="T9">4</text:span></text:p>
          <text:p text:style-name="P23"><text:span text:style-name="T10">8</text:span><text:span text:style-name="T5">,</text:span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1.27cm" svg:height="1.27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1.27cm" svg:height="1.27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1.27cm" svg:height="1.27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4" draw:layer="layout" svg:width="1.27cm" svg:height="1.27cm" svg:x="16.51cm" svg:y="8.89cm">
          <text:p text:style-name="P23"><text:span text:style-name="T9">1</text:span><text:span text:style-name="T5">,</text:span><text:span text:style-name="T9">5</text:span></text:p>
          <text:p text:style-name="P23"><text:span text:style-name="T10">9</text:span><text:span text:style-name="T5">,</text:span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110" draw:text-style-name="P24" draw:layer="layout" svg:width="1.27cm" svg:height="1.27cm" svg:x="17.78cm" svg:y="8.89cm">
          <text:p text:style-name="P23"><text:span text:style-name="T9">2</text:span><text:span text:style-name="T5">,</text:span><text:span text:style-name="T9">6</text:span></text:p>
          <text:p text:style-name="P23"><text:span text:style-name="T10">10</text:span><text:span text:style-name="T5">,</text:span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110" draw:text-style-name="P24" draw:layer="layout" svg:width="1.27cm" svg:height="1.27cm" svg:x="19.05cm" svg:y="8.89cm">
          <text:p text:style-name="P23"><text:span text:style-name="T9">3</text:span><text:span text:style-name="T5">,</text:span><text:span text:style-name="T9">7</text:span></text:p>
          <text:p text:style-name="P23"><text:span text:style-name="T10">11</text:span><text:span text:style-name="T5">,</text:span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1.27cm" svg:height="1.27cm" svg:x="16.51cm" svg:y="10.1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1.27cm" svg:height="1.27cm" svg:x="17.78cm" svg:y="10.1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6" draw:layer="layout" svg:width="1.27cm" svg:height="1.27cm" svg:x="19.05cm" svg:y="10.1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1.27cm" svg:height="1.27cm" svg:x="16.51cm" svg:y="11.4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1.27cm" svg:height="1.27cm" svg:x="17.78cm" svg:y="11.4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1.27cm" svg:height="1.27cm" svg:x="19.05cm" svg:y="11.4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1.27cm" svg:height="1.27cm" svg:x="16.51cm" svg:y="12.7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1.27cm" svg:height="1.27cm" svg:x="17.78cm" svg:y="12.7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1.27cm" svg:height="1.27cm" svg:x="19.05cm" svg:y="12.7cm">
          <text:p/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5.875cm" svg:y1="10.414cm" svg:x2="15.875cm" svg:y2="13.589cm">
          <text:p/>
        </draw:line>
        <draw:line draw:style-name="gr114" draw:text-style-name="P29" draw:layer="layout" svg:x1="17.145cm" svg:y1="10.414cm" svg:x2="17.145cm" svg:y2="13.589cm">
          <text:p/>
        </draw:line>
        <draw:line draw:style-name="gr114" draw:text-style-name="P29" draw:layer="layout" svg:x1="18.415cm" svg:y1="10.414cm" svg:x2="18.415cm" svg:y2="13.589cm">
          <text:p/>
        </draw:line>
        <draw:line draw:style-name="gr114" draw:text-style-name="P29" draw:layer="layout" svg:x1="19.685cm" svg:y1="10.414cm" svg:x2="19.685cm" svg:y2="13.589cm">
          <text:p/>
        </draw:line>
        <draw:line draw:style-name="gr114" draw:text-style-name="P29" draw:layer="layout" svg:x1="12.314cm" svg:y1="12.067cm" svg:x2="13.757cm" svg:y2="12.067cm">
          <text:p/>
        </draw:line>
        <draw:line draw:style-name="gr114" draw:text-style-name="P32" draw:layer="layout" svg:x1="12.309cm" svg:y1="10.83cm" svg:x2="13.752cm" svg:y2="10.83cm">
          <text:p/>
        </draw:line>
        <draw:line draw:style-name="gr114" draw:text-style-name="P32" draw:layer="layout" svg:x1="12.31cm" svg:y1="9.595cm" svg:x2="13.753cm" svg:y2="9.595cm">
          <text:p/>
        </draw:line>
        <draw:line draw:style-name="gr114" draw:text-style-name="P29" draw:layer="layout" svg:x1="13.081cm" svg:y1="13.405cm" svg:x2="13.753cm" svg:y2="13.405cm">
          <text:p/>
        </draw:line>
        <draw:custom-shape draw:style-name="gr106" draw:text-style-name="P18" draw:layer="layout" svg:width="1.27cm" svg:height="1.27cm" svg:x="2.54cm" svg:y="8.89cm">
          <text:p text:style-name="P17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3.81cm" svg:y="8.89cm">
          <text:p text:style-name="P17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2.54cm" svg:y="10.16cm">
          <text:p text:style-name="P17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2.54cm" svg:y="11.43cm">
          <text:p text:style-name="P30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2.54cm" svg:y="12.7cm">
          <text:p text:style-name="P30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3.81cm" svg:y="10.16cm">
          <text:p text:style-name="P17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3.81cm" svg:y="11.43cm">
          <text:p text:style-name="P30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3.81cm" svg:y="12.7cm">
          <text:p text:style-name="P30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5.08cm" svg:y="8.89cm">
          <text:p text:style-name="P17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5.08cm" svg:y="10.16cm">
          <text:p text:style-name="P17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5.08cm" svg:y="11.43cm">
          <text:p text:style-name="P30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5.08cm" svg:y="12.7cm">
          <text:p text:style-name="P30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6.35cm" svg:y="8.89cm">
          <text:p text:style-name="P17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1.27cm" svg:height="1.27cm" svg:x="6.35cm" svg:y="10.16cm">
          <text:p text:style-name="P17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6.35cm" svg:y="11.43cm">
          <text:p text:style-name="P30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27cm" svg:height="1.27cm" svg:x="6.35cm" svg:y="12.7cm">
          <text:p text:style-name="P30"><text:span text:style-name="T8">15</text:span></text:p>
          <draw:enhanced-geometry svg:viewBox="0 0 21600 21600" draw:type="rectangle" draw:enhanced-path="M 0 0 L 21600 0 21600 21600 0 21600 0 0 Z N"/>
        </draw:custom-shape>
        <draw:frame draw:style-name="gr115" draw:text-style-name="P33" draw:layer="layout" svg:width="3.711cm" svg:height="0.962cm" svg:x="3.147cm" svg:y="7.928cm">
          <draw:text-box>
            <text:p><text:span text:style-name="T6">X → dim(1)</text:span></text:p>
          </draw:text-box>
        </draw:frame>
        <draw:frame draw:style-name="gr115" draw:text-style-name="P33" draw:layer="layout" svg:width="3.711cm" svg:height="0.962cm" draw:transform="rotate (1.5707963267949) translate (1.397cm 5.743cm)">
          <draw:text-box>
            <text:p><text:span text:style-name="T6">X → dim(0)</text:span></text:p>
          </draw:text-box>
        </draw:frame>
        <draw:frame draw:style-name="gr116" draw:text-style-name="P33" draw:layer="layout" svg:width="3.698cm" svg:height="0.962cm" svg:x="3.175cm" svg:y="0.181cm">
          <draw:text-box>
            <text:p><text:span text:style-name="T6">Y → dim(1)</text:span></text:p>
          </draw:text-box>
        </draw:frame>
        <draw:frame draw:style-name="gr116" draw:text-style-name="P33" draw:layer="layout" svg:width="3.698cm" svg:height="0.962cm" draw:transform="rotate (1.5707963267949) translate (1.397cm 13.223cm)">
          <draw:text-box>
            <text:p><text:span text:style-name="T6">Y → dim(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5-02-06T22:27:35.076114437</dc:date>
    <meta:editing-duration>PT3H2M44S</meta:editing-duration>
    <meta:editing-cycles>25</meta:editing-cycles>
    <meta:generator>LibreOffice/7.3.7.2$Linux_X86_64 LibreOffice_project/30$Build-2</meta:generator>
    <meta:document-statistic meta:object-count="244"/>
  </office:meta>
</office:document-meta>
</file>